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E30000038E389D3C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fill="none" draw:textarea-vertical-align="middle" draw:shadow-offset-x="0.203cm" draw:shadow-offset-y="0.203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915cm" svg:x="1.127cm" svg:y="0.992cm">
          <draw:image xlink:href="Pictures/10000201000003E30000038E389D3C21.png" xlink:type="simple" xlink:show="embed" xlink:actuate="onLoad">
            <text:p/>
          </draw:image>
        </draw:frame>
        <draw:line draw:style-name="gr2" draw:text-style-name="P1" draw:layer="layout" svg:x1="9.636cm" svg:y1="9.758cm" svg:x2="9.763cm" svg:y2="12.425cm">
          <text:p/>
        </draw:line>
        <draw:path draw:style-name="gr3" draw:text-style-name="P1" draw:layer="layout" svg:width="1.382cm" svg:height="0.867cm" draw:transform="rotate (-2.78484735448215) translate (10.4306159741932cm 11.3350686915899cm)" svg:viewBox="0 0 1383 868" svg:d="m0 16c326-46 648 19 969 51 282 28 622 477 252 687-296 168-646 138-929-7l-238-117">
          <text:p/>
        </draw:path>
        <draw:line draw:style-name="gr2" draw:text-style-name="P1" draw:layer="layout" svg:x1="8.874cm" svg:y1="7.35cm" svg:x2="6.588cm" svg:y2="7.985cm">
          <text:p/>
        </draw:line>
        <draw:path draw:style-name="gr4" draw:text-style-name="P1" draw:layer="layout" svg:width="0.814cm" svg:height="0.725cm" draw:transform="rotate (1.35175750566961) translate (7.57172953030587cm 7.90604236194809cm)" svg:viewBox="0 0 815 726" svg:d="m129 726c247-49 732 128 683-342-39-367-459-320-710-384l-102 23">
          <text:p/>
        </draw:path>
        <draw:frame draw:style-name="gr5" draw:layer="layout" svg:width="0.925cm" svg:height="0.962cm" svg:x="10.052cm" svg:y="9.255cm">
          <draw:text-box>
            <text:p>A</text:p>
          </draw:text-box>
        </draw:frame>
        <draw:frame draw:style-name="gr5" draw:layer="layout" svg:width="0.925cm" svg:height="0.962cm" svg:x="7.023cm" svg:y="6.696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7-06T13:51:51</dc:date>
    <dc:creator>lior </dc:creator>
    <meta:generator>LibreOffice/3.5$Linux_X86_64 LibreOffice_project/350m1$Build-2</meta:generator>
    <meta:editing-duration>P0D</meta:editing-duration>
    <meta:editing-cycles>2</meta:editing-cycles>
    <meta:document-statistic meta:object-count="7"/>
  </office:meta>
</office:document-meta>
</file>